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Recycling rate of e-waste</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2020_rt13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Recycling von Elektromüll</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zeigt wie effektiv das Recycling von Elektromüll ist anhand der Sammelquote multipliziert bei der Effizienz der Abhandlung von Elektro- und Elektronik-Altgeräten (WEEE).</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e indicator presents the effective recycling rate of e-waste which is the collection rate multiplied by the efficiency of treatment of waste electrical and electronic equipment (WEEE).</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bei der Effizienz der Abhandlung von Elektro- und Elektronik-Altgeräten (WEEE). WEEE kann nicht verglichen werden mit den Massen an Elektronik die jährlich auf den Markt kommen da Elektro- und Elektronikgeräte meistens weit länger als ein Jahr im Umlauf sind bevor sie entsorgt werden. Daher beruht die Sammelquote auf dem Gesamtgewicht des Elektromülls der in dem Jahr gesammelt wurde und dem Durchschnittsgewicht von Elektromüll der letzen drei Jahre in Prozent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in the three preceding years: Collection rate yi = 3*WEEE collectedyi / (PoM yi-1+ PoMyi-2 + PoMyi-3). </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45,30,15,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Von 2016 an wird der Zielwert aus dem Verhältnis von der gesammelten Menge und dem Durchschnittsgewicht von EEE definiert, der in 3 aufeinanderfolgenden Jahren auf dem Markt verfügbar ist. Das Sammlungsziel liegt 2016 bei 45% und steigt 2019 auf 65%.</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target$breakpoints</text:p>
          </table:table-cell>
          <table:table-cell table:style-name="ce1" office:value-type="string" calcext:value-type="string">
            <text:p>A) Wertung 1-5,1,2,3,4,5 B) Methode,65,45,30,15,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5" calcext:value-type="date">
            <text:p>10/15/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38.2" calcext:value-type="float">
            <text:p>38.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32" calcext:value-type="float">
            <text:p>32</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62.4" calcext:value-type="float">
            <text:p>62.4</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27.1" calcext:value-type="float">
            <text:p>27.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35.9" calcext:value-type="float">
            <text:p>35.9</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32.8" calcext:value-type="float">
            <text:p>32.8</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2.6" calcext:value-type="float">
            <text:p>22.6</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4.8" calcext:value-type="float">
            <text:p>34.8</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2" calcext:value-type="float">
            <text:p>32</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36.1" calcext:value-type="float">
            <text:p>36.1</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26.5" calcext:value-type="float">
            <text:p>26.5</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41.1" calcext:value-type="float">
            <text:p>41.1</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27.6" calcext:value-type="float">
            <text:p>27.6</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33" calcext:value-type="float">
            <text:p>33</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46.4" calcext:value-type="float">
            <text:p>46.4</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0.4" calcext:value-type="float">
            <text:p>30.4</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2.7" calcext:value-type="float">
            <text:p>22.7</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42.6" calcext:value-type="float">
            <text:p>42.6</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26.9" calcext:value-type="float">
            <text:p>26.9</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62.6" calcext:value-type="float">
            <text:p>62.6</text:p>
          </table:table-cell>
          <table:table-cell table:number-columns-repeated="1022"/>
        </table:table-row>
        <table:table-row table:style-name="ro1">
          <table:table-cell table:style-name="ce1" office:value-type="string" calcext:value-type="string">
            <text:p>United Kingdom</text:p>
          </table:table-cell>
          <table:table-cell table:style-name="ce1" office:value-type="float" office:value="22" calcext:value-type="float">
            <text:p>2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2" meta:object-count="0"/>
    <meta:generator>LibreOfficeDev/5.1.0.3$Linux_X86_64 LibreOffice_project/</meta:generator>
  </office:meta>
</office:document-meta>
</file>